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4cm"/>
    </style:style>
    <style:style style:name="co5" style:family="table-column">
      <style:table-column-properties fo:break-before="auto" style:column-width="4.593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Use Cases</text:p>
          </table:table-cell>
          <table:table-cell office:value-type="string">
            <text:p>Class</text:p>
          </table:table-cell>
          <table:table-cell office:value-type="string">
            <text:p>Ac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1" xlink:type="simple">UC01 Create Repository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2" xlink:type="simple">UC02 Clone Repository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3" xlink:type="simple">UC03 Pull from remot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4" xlink:type="simple">UC04 Push to remote</text:a></text:p>
          </table:table-cell>
          <table:table-cell office:value-type="string">
            <text:p>Collaboration</text:p>
          </table:table-cell>
          <table:table-cell office:value-type="string">
            <text:p>Collabora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5" xlink:type="simple">UC05 Sparse-checkout repository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6" xlink:type="simple">UC06 Import FeatureType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7" xlink:type="simple">UC07 Export FeatureType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08" xlink:type="simple">UC08 Synchronize FeatureType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0" xlink:type="simple">UC10 Commit Change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1" xlink:type="simple">UC11 Review Changeset</text:a></text:p>
          </table:table-cell>
          <table:table-cell office:value-type="string">
            <text:p>Interrogation</text:p>
          </table:table-cell>
          <table:table-cell office:value-type="string">
            <text:p>Owner</text:p>
          </table:table-cell>
          <table:table-cell office:value-type="string">
            <text:p>Review changeset</text:p>
          </table:table-cell>
        </table:table-row>
        <table:table-row table:style-name="ro1">
          <table:table-cell office:value-type="string">
            <text:p><text:a xlink:href="https://github.com/boundlessgeo/GeoGit/wiki/uc12" xlink:type="simple">UC12 Create patch</text:a></text:p>
          </table:table-cell>
          <table:table-cell office:value-type="string">
            <text:p>Collabo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3" xlink:type="simple">UC13 Manage Preferences</text:a></text:p>
          </table:table-cell>
          <table:table-cell office:value-type="string">
            <text:p>Configu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4" xlink:type="simple">UC14 Apply patch</text:a></text:p>
          </table:table-cell>
          <table:table-cell office:value-type="string">
            <text:p>Collabo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5" xlink:type="simple">UC15 Find differences</text:a></text:p>
          </table:table-cell>
          <table:table-cell office:value-type="string">
            <text:p>Interrog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6" xlink:type="simple">UC16 Manage branche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7" xlink:type="simple">UC17 Merge branch with no conflict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8" xlink:type="simple">UC18 Cherry-pick changeset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19" xlink:type="simple">UC19 Fetch from filesystem remot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specification/requirementsuse-case-suite/uc20" xlink:type="simple">UC20 Switch branch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1" xlink:type="simple">UC21 Push to web remote</text:a></text:p>
          </table:table-cell>
          <table:table-cell office:value-type="string">
            <text:p>Collaboration</text:p>
          </table:table-cell>
          <table:table-cell office:value-type="string">
            <text:p>Collabora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2" xlink:type="simple">UC22 Push to filesystem remote</text:a></text:p>
          </table:table-cell>
          <table:table-cell office:value-type="string">
            <text:p>Collaboration</text:p>
          </table:table-cell>
          <table:table-cell office:value-type="string">
            <text:p>Collabora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3" xlink:type="simple">UC23 Configure ACL</text:a></text:p>
          </table:table-cell>
          <table:table-cell office:value-type="string">
            <text:p>Security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4" xlink:type="simple">UC24 Revert changeset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5" xlink:type="simple">UC25 List changesets</text:a></text:p>
          </table:table-cell>
          <table:table-cell office:value-type="string">
            <text:p>Interrog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7" xlink:type="simple">UC27 Fetch objects from remot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8" xlink:type="simple">UC28 Fetch from web remot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29" xlink:type="simple">UC29 Read and modify with GeoTools</text:a></text:p>
          </table:table-cell>
          <table:table-cell office:value-type="string">
            <text:p>Integration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github.com/boundlessgeo/GeoGit/wiki/uc30" xlink:type="simple">UC30 Configure GeoServer versioned FeatureTypes</text:a></text:p>
          </table:table-cell>
          <table:table-cell office:value-type="string">
            <text:p>Integration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github.com/boundlessgeo/GeoGit/wiki/uc31" xlink:type="simple">UC31 Update through WFS</text:a></text:p>
          </table:table-cell>
          <table:table-cell office:value-type="string">
            <text:p>Integration</text:p>
          </table:table-cell>
          <table:table-cell/>
          <table:table-cell office:value-type="string">
            <text:p>Support WFS versionning</text:p>
          </table:table-cell>
        </table:table-row>
        <table:table-row table:style-name="ro1">
          <table:table-cell office:value-type="string">
            <text:p><text:a xlink:href="https://github.com/boundlessgeo/GeoGit/wiki/uc32" xlink:type="simple">UC32 Configure Owner’s Identity</text:a></text:p>
          </table:table-cell>
          <table:table-cell office:value-type="string">
            <text:p>Configu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33" xlink:type="simple">UC33 Manage Remotes</text:a></text:p>
          </table:table-cell>
          <table:table-cell office:value-type="string">
            <text:p>Configu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34" xlink:type="simple">UC34 Check modification status</text:a></text:p>
          </table:table-cell>
          <table:table-cell office:value-type="string">
            <text:p>Interrogation</text:p>
          </table:table-cell>
          <table:table-cell office:value-type="string">
            <text:p>Owner</text:p>
          </table:table-cell>
          <table:table-cell office:value-type="string">
            <text:p>Review changeset</text:p>
          </table:table-cell>
        </table:table-row>
        <table:table-row table:style-name="ro1">
          <table:table-cell office:value-type="string">
            <text:p><text:a xlink:href="https://github.com/boundlessgeo/GeoGit/wiki/uc36" xlink:type="simple">UC36 Reset change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38" xlink:type="simple">UC38 Web publish</text:a></text:p>
          </table:table-cell>
          <table:table-cell office:value-type="string">
            <text:p>Configur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39" xlink:type="simple">UC39 Filter changes</text:a></text:p>
          </table:table-cell>
          <table:table-cell office:value-type="string">
            <text:p>Interrogation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0" xlink:type="simple">UC40 Create tag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1" xlink:type="simple">UC41 Rebase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2" xlink:type="simple">UC42 Resolve conflicts</text:a></text:p>
          </table:table-cell>
          <table:table-cell office:value-type="string">
            <text:p>Data Management</text:p>
          </table:table-cell>
          <table:table-cell office:value-type="string">
            <text:p>Owne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4" xlink:type="simple">UC44 Sparse Clon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5" xlink:type="simple">UC45 Shallow Clone</text:a></text:p>
          </table:table-cell>
          <table:table-cell office:value-type="string">
            <text:p>Collaboration</text:p>
          </table:table-cell>
          <table:table-cell office:value-type="string">
            <text:p>Contributor</text:p>
          </table:table-cell>
          <table:table-cell/>
        </table:table-row>
        <table:table-row table:style-name="ro1">
          <table:table-cell office:value-type="string">
            <text:p><text:a xlink:href="https://github.com/boundlessgeo/GeoGit/wiki/uc46" xlink:type="simple">UC46 Support WMS with Time dimension</text:a></text:p>
          </table:table-cell>
          <table:table-cell office:value-type="string">
            <text:p>Integration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github.com/boundlessgeo/GeoGit/wiki/uc47" xlink:type="simple">UC47 Support WMS with “Branch” dimension</text:a></text:p>
          </table:table-cell>
          <table:table-cell office:value-type="string">
            <text:p>Integration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s://github.com/boundlessgeo/GeoGit/wiki/uc48" xlink:type="simple">UC48 Support WMS-C with “Time/Branch”</text:a></text:p>
          </table:table-cell>
          <table:table-cell office:value-type="string">
            <text:p>Integration</text:p>
          </table:table-cell>
          <table:table-cell table:number-columns-repeated="2"/>
        </table:table-row>
      </table:table>
      <table:table table:name="Feuille2" table:style-name="ta1">
        <office:forms form:automatic-focus="false" form:apply-design-mode="false"/>
        <table:table-column table:style-name="co4" table:default-cell-style-name="ce1"/>
        <table:table-column table:style-name="co5" table:number-columns-repeated="43" table:default-cell-style-name="Default"/>
        <table:table-row table:style-name="ro1">
          <table:table-cell table:style-name="Default"/>
          <table:table-cell table:style-name="ce1" office:value-type="string">
            <text:p><text:a xlink:href="https://github.com/boundlessgeo/GeoGit/wiki/uc01" xlink:type="simple">UC01 Create Repository</text:a></text:p>
          </table:table-cell>
          <table:table-cell table:style-name="ce1" office:value-type="string">
            <text:p><text:a xlink:href="https://github.com/boundlessgeo/GeoGit/wiki/uc02" xlink:type="simple">UC02 Clone Repository</text:a></text:p>
          </table:table-cell>
          <table:table-cell table:style-name="ce1" office:value-type="string">
            <text:p><text:a xlink:href="https://github.com/boundlessgeo/GeoGit/wiki/uc03" xlink:type="simple">UC03 Pull from remote</text:a></text:p>
          </table:table-cell>
          <table:table-cell table:style-name="ce1" office:value-type="string">
            <text:p><text:a xlink:href="https://github.com/boundlessgeo/GeoGit/wiki/uc04" xlink:type="simple">UC04 Push to remote</text:a></text:p>
          </table:table-cell>
          <table:table-cell table:style-name="ce1" office:value-type="string">
            <text:p><text:a xlink:href="https://github.com/boundlessgeo/GeoGit/wiki/uc05" xlink:type="simple">UC05 Sparse-checkout repository</text:a></text:p>
          </table:table-cell>
          <table:table-cell table:style-name="ce1" office:value-type="string">
            <text:p><text:a xlink:href="https://github.com/boundlessgeo/GeoGit/wiki/uc06" xlink:type="simple">UC06 Import FeatureType</text:a></text:p>
          </table:table-cell>
          <table:table-cell table:style-name="ce1" office:value-type="string">
            <text:p><text:a xlink:href="https://github.com/boundlessgeo/GeoGit/wiki/uc07" xlink:type="simple">UC07 Export FeatureType</text:a></text:p>
          </table:table-cell>
          <table:table-cell table:style-name="ce1" office:value-type="string">
            <text:p><text:a xlink:href="https://github.com/boundlessgeo/GeoGit/wiki/uc08" xlink:type="simple">UC08 Synchronize FeatureType</text:a></text:p>
          </table:table-cell>
          <table:table-cell table:style-name="ce1" office:value-type="string">
            <text:p><text:a xlink:href="https://github.com/boundlessgeo/GeoGit/wiki/uc10" xlink:type="simple">UC10 Commit Changes</text:a></text:p>
          </table:table-cell>
          <table:table-cell table:style-name="ce1" office:value-type="string">
            <text:p><text:a xlink:href="https://github.com/boundlessgeo/GeoGit/wiki/uc11" xlink:type="simple">UC11 Review Changeset</text:a></text:p>
          </table:table-cell>
          <table:table-cell table:style-name="ce1" office:value-type="string">
            <text:p><text:a xlink:href="https://github.com/boundlessgeo/GeoGit/wiki/uc12" xlink:type="simple">UC12 Create patch</text:a></text:p>
          </table:table-cell>
          <table:table-cell table:style-name="ce1" office:value-type="string">
            <text:p><text:a xlink:href="https://github.com/boundlessgeo/GeoGit/wiki/uc13" xlink:type="simple">UC13 Manage Preferences</text:a></text:p>
          </table:table-cell>
          <table:table-cell table:style-name="ce1" office:value-type="string">
            <text:p><text:a xlink:href="https://github.com/boundlessgeo/GeoGit/wiki/uc14" xlink:type="simple">UC14 Apply patch</text:a></text:p>
          </table:table-cell>
          <table:table-cell table:style-name="ce1" office:value-type="string">
            <text:p><text:a xlink:href="https://github.com/boundlessgeo/GeoGit/wiki/uc15" xlink:type="simple">UC15 Find differences</text:a></text:p>
          </table:table-cell>
          <table:table-cell table:style-name="ce1" office:value-type="string">
            <text:p><text:a xlink:href="https://github.com/boundlessgeo/GeoGit/wiki/uc16" xlink:type="simple">UC16 Manage branches</text:a></text:p>
          </table:table-cell>
          <table:table-cell table:style-name="ce1" office:value-type="string">
            <text:p><text:a xlink:href="https://github.com/boundlessgeo/GeoGit/wiki/uc17" xlink:type="simple">UC17 Merge branch with no conflicts</text:a></text:p>
          </table:table-cell>
          <table:table-cell table:style-name="ce1" office:value-type="string">
            <text:p><text:a xlink:href="https://github.com/boundlessgeo/GeoGit/wiki/uc18" xlink:type="simple">UC18 Cherry-pick changesets</text:a></text:p>
          </table:table-cell>
          <table:table-cell table:style-name="ce1" office:value-type="string">
            <text:p><text:a xlink:href="https://github.com/boundlessgeo/GeoGit/wiki/uc19" xlink:type="simple">UC19 Fetch from filesystem remote</text:a></text:p>
          </table:table-cell>
          <table:table-cell table:style-name="ce1" office:value-type="string">
            <text:p><text:a xlink:href="https://github.com/boundlessgeo/GeoGit/wiki/specification/requirementsuse-case-suite/uc20" xlink:type="simple">UC20 Switch branch</text:a></text:p>
          </table:table-cell>
          <table:table-cell table:style-name="ce1" office:value-type="string">
            <text:p><text:a xlink:href="https://github.com/boundlessgeo/GeoGit/wiki/uc21" xlink:type="simple">UC21 Push to web remote</text:a></text:p>
          </table:table-cell>
          <table:table-cell table:style-name="ce1" office:value-type="string">
            <text:p><text:a xlink:href="https://github.com/boundlessgeo/GeoGit/wiki/uc22" xlink:type="simple">UC22 Push to filesystem remote</text:a></text:p>
          </table:table-cell>
          <table:table-cell table:style-name="ce1" office:value-type="string">
            <text:p><text:a xlink:href="https://github.com/boundlessgeo/GeoGit/wiki/uc23" xlink:type="simple">UC23 Configure ACL</text:a></text:p>
          </table:table-cell>
          <table:table-cell table:style-name="ce1" office:value-type="string">
            <text:p><text:a xlink:href="https://github.com/boundlessgeo/GeoGit/wiki/uc24" xlink:type="simple">UC24 Revert changeset</text:a></text:p>
          </table:table-cell>
          <table:table-cell table:style-name="ce1" office:value-type="string">
            <text:p><text:a xlink:href="https://github.com/boundlessgeo/GeoGit/wiki/uc25" xlink:type="simple">UC25 List changesets</text:a></text:p>
          </table:table-cell>
          <table:table-cell table:style-name="ce1" office:value-type="string">
            <text:p><text:a xlink:href="https://github.com/boundlessgeo/GeoGit/wiki/uc27" xlink:type="simple">UC27 Fetch objects from remote</text:a></text:p>
          </table:table-cell>
          <table:table-cell table:style-name="ce1" office:value-type="string">
            <text:p><text:a xlink:href="https://github.com/boundlessgeo/GeoGit/wiki/uc28" xlink:type="simple">UC28 Fetch from web remote</text:a></text:p>
          </table:table-cell>
          <table:table-cell table:style-name="ce1" office:value-type="string">
            <text:p><text:a xlink:href="https://github.com/boundlessgeo/GeoGit/wiki/uc29" xlink:type="simple">UC29 Read and modify with GeoTools</text:a></text:p>
          </table:table-cell>
          <table:table-cell table:style-name="ce1" office:value-type="string">
            <text:p><text:a xlink:href="https://github.com/boundlessgeo/GeoGit/wiki/uc30" xlink:type="simple">UC30 Configure GeoServer versioned FeatureTypes</text:a></text:p>
          </table:table-cell>
          <table:table-cell table:style-name="ce1" office:value-type="string">
            <text:p><text:a xlink:href="https://github.com/boundlessgeo/GeoGit/wiki/uc31" xlink:type="simple">UC31 Update through WFS</text:a></text:p>
          </table:table-cell>
          <table:table-cell table:style-name="ce1" office:value-type="string">
            <text:p><text:a xlink:href="https://github.com/boundlessgeo/GeoGit/wiki/uc32" xlink:type="simple">UC32 Configure Owner’s Identity</text:a></text:p>
          </table:table-cell>
          <table:table-cell table:style-name="ce1" office:value-type="string">
            <text:p><text:a xlink:href="https://github.com/boundlessgeo/GeoGit/wiki/uc33" xlink:type="simple">UC33 Manage Remotes</text:a></text:p>
          </table:table-cell>
          <table:table-cell table:style-name="ce1" office:value-type="string">
            <text:p><text:a xlink:href="https://github.com/boundlessgeo/GeoGit/wiki/uc34" xlink:type="simple">UC34 Check modification status</text:a></text:p>
          </table:table-cell>
          <table:table-cell table:style-name="ce1" office:value-type="string">
            <text:p><text:a xlink:href="https://github.com/boundlessgeo/GeoGit/wiki/uc36" xlink:type="simple">UC36 Reset changes</text:a></text:p>
          </table:table-cell>
          <table:table-cell table:style-name="ce1" office:value-type="string">
            <text:p><text:a xlink:href="https://github.com/boundlessgeo/GeoGit/wiki/uc38" xlink:type="simple">UC38 Web publish</text:a></text:p>
          </table:table-cell>
          <table:table-cell table:style-name="ce1" office:value-type="string">
            <text:p><text:a xlink:href="https://github.com/boundlessgeo/GeoGit/wiki/uc39" xlink:type="simple">UC39 Filter changes</text:a></text:p>
          </table:table-cell>
          <table:table-cell table:style-name="ce1" office:value-type="string">
            <text:p><text:a xlink:href="https://github.com/boundlessgeo/GeoGit/wiki/uc40" xlink:type="simple">UC40 Create tag</text:a></text:p>
          </table:table-cell>
          <table:table-cell table:style-name="ce1" office:value-type="string">
            <text:p><text:a xlink:href="https://github.com/boundlessgeo/GeoGit/wiki/uc41" xlink:type="simple">UC41 Rebase</text:a></text:p>
          </table:table-cell>
          <table:table-cell table:style-name="ce1" office:value-type="string">
            <text:p><text:a xlink:href="https://github.com/boundlessgeo/GeoGit/wiki/uc42" xlink:type="simple">UC42 Resolve conflicts</text:a></text:p>
          </table:table-cell>
          <table:table-cell table:style-name="ce1" office:value-type="string">
            <text:p><text:a xlink:href="https://github.com/boundlessgeo/GeoGit/wiki/uc44" xlink:type="simple">UC44 Sparse Clone</text:a></text:p>
          </table:table-cell>
          <table:table-cell table:style-name="ce1" office:value-type="string">
            <text:p><text:a xlink:href="https://github.com/boundlessgeo/GeoGit/wiki/uc45" xlink:type="simple">UC45 Shallow Clone</text:a></text:p>
          </table:table-cell>
          <table:table-cell table:style-name="ce1" office:value-type="string">
            <text:p><text:a xlink:href="https://github.com/boundlessgeo/GeoGit/wiki/uc46" xlink:type="simple">UC46 Support WMS with Time dimension</text:a></text:p>
          </table:table-cell>
          <table:table-cell table:style-name="ce1" office:value-type="string">
            <text:p><text:a xlink:href="https://github.com/boundlessgeo/GeoGit/wiki/uc47" xlink:type="simple">UC47 Support WMS with “Branch” dimension</text:a></text:p>
          </table:table-cell>
          <table:table-cell table:style-name="ce1" office:value-type="string">
            <text:p><text:a xlink:href="https://github.com/boundlessgeo/GeoGit/wiki/uc48" xlink:type="simple">UC48 Support WMS-C with “Time/Branch”</text:a></text:p>
          </table:table-cell>
        </table:table-row>
        <table:table-row table:style-name="ro1">
          <table:table-cell table:style-name="Default"/>
          <table:table-cell office:value-type="string">
            <text:p>Data Management</text:p>
          </table:table-cell>
          <table:table-cell table:number-columns-repeated="4" office:value-type="string">
            <text:p>Collaboration</text:p>
          </table:table-cell>
          <table:table-cell table:number-columns-repeated="4" office:value-type="string">
            <text:p>Data Management</text:p>
          </table:table-cell>
          <table:table-cell office:value-type="string">
            <text:p>Interrogation</text:p>
          </table:table-cell>
          <table:table-cell office:value-type="string">
            <text:p>Collaboration</text:p>
          </table:table-cell>
          <table:table-cell office:value-type="string">
            <text:p>Configuration</text:p>
          </table:table-cell>
          <table:table-cell office:value-type="string">
            <text:p>Collaboration</text:p>
          </table:table-cell>
          <table:table-cell office:value-type="string">
            <text:p>Interrogation</text:p>
          </table:table-cell>
          <table:table-cell table:number-columns-repeated="3" office:value-type="string">
            <text:p>Data Management</text:p>
          </table:table-cell>
          <table:table-cell office:value-type="string">
            <text:p>Collaboration</text:p>
          </table:table-cell>
          <table:table-cell office:value-type="string">
            <text:p>Data Management</text:p>
          </table:table-cell>
          <table:table-cell table:number-columns-repeated="2" office:value-type="string">
            <text:p>Collaboration</text:p>
          </table:table-cell>
          <table:table-cell office:value-type="string">
            <text:p>Security</text:p>
          </table:table-cell>
          <table:table-cell office:value-type="string">
            <text:p>Data Management</text:p>
          </table:table-cell>
          <table:table-cell office:value-type="string">
            <text:p>Interrogation</text:p>
          </table:table-cell>
          <table:table-cell table:number-columns-repeated="2" office:value-type="string">
            <text:p>Collabo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table:number-columns-repeated="2" office:value-type="string">
            <text:p>Configuration</text:p>
          </table:table-cell>
          <table:table-cell office:value-type="string">
            <text:p>Interrogation</text:p>
          </table:table-cell>
          <table:table-cell office:value-type="string">
            <text:p>Data Management</text:p>
          </table:table-cell>
          <table:table-cell office:value-type="string">
            <text:p>Configuration</text:p>
          </table:table-cell>
          <table:table-cell office:value-type="string">
            <text:p>Interrogation</text:p>
          </table:table-cell>
          <table:table-cell table:number-columns-repeated="3" office:value-type="string">
            <text:p>Data Management</text:p>
          </table:table-cell>
          <table:table-cell table:number-columns-repeated="2" office:value-type="string">
            <text:p>Collabo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</table:table-row>
        <table:table-row table:style-name="ro1">
          <table:table-cell table:style-name="Default"/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office:value-type="string">
            <text:p>Collaborator</text:p>
          </table:table-cell>
          <table:table-cell office:value-type="string">
            <text:p>Contributo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owner</text:p>
          </table:table-cell>
          <table:table-cell office:value-type="string">
            <text:p>Collaborator</text:p>
          </table:table-cell>
          <table:table-cell office:value-type="string">
            <text:p>Collaborato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table:number-columns-repeated="3"/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ser Stories</text:p>
          </table:table-cell>
          <table:table-cell table:number-columns-repeated="43"/>
        </table:table-row>
        <table:table-row table:style-name="ro1">
          <table:table-cell office:value-type="string">
            <text:p><text:a xlink:href="https://github.com/boundlessgeo/GeoGit/wiki/user-story-01" xlink:type="simple">User Story 01: Basic workflow</text:a>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<text:a xlink:href="https://github.com/boundlessgeo/GeoGit/wiki/user-story-02" xlink:type="simple">User Story 02: Publish - Clone - Pull</text:a>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s://github.com/boundlessgeo/GeoGit/wiki/user-story-02a" xlink:type="simple">User Story 02A: Publish - Clone - Pull Disconnected &amp; Local Area Network</text:a>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<text:a xlink:href="https://github.com/boundlessgeo/GeoGit/wiki/user-story-03" xlink:type="simple">User Story 03: Contributing with patch files</text:a>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<text:a xlink:href="https://github.com/boundlessgeo/GeoGit/wiki/user-story-04" xlink:type="simple">User Story 04: Sparse Checkout with spatial filter</text:a>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<text:a xlink:href="https://github.com/boundlessgeo/GeoGit/wiki/user-story-04a" xlink:type="simple">User Story 04A: Sparse Cloning with spatial filter</text:a>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<text:a xlink:href="https://github.com/boundlessgeo/GeoGit/wiki/user-story-05" xlink:type="simple">User Story 05: Revert Commits</text:a>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<text:a xlink:href="https://github.com/boundlessgeo/GeoGit/wiki/user-story-06" xlink:type="simple">User Story 06: Establishing fixed dataset versions (tagging)</text:a>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<text:a xlink:href="https://github.com/boundlessgeo/GeoGit/wiki/user-story-07" xlink:type="simple">User Story 07: Basic branching and merging</text:a>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<text:a xlink:href="https://github.com/boundlessgeo/GeoGit/wiki/user-story-08" xlink:type="simple">User Story 08: Solving Merge Conflicts</text:a>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<text:a xlink:href="https://github.com/boundlessgeo/GeoGit/wiki/user-story-09" xlink:type="simple">User Story 09: Applying changes from third parties</text:a>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<text:a xlink:href="https://github.com/boundlessgeo/GeoGit/wiki/user-story-10" xlink:type="simple">User Story 10: Changing FeatureType definition</text:a>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 table:number-columns-repeated="34"/>
        </table:table-row>
        <table:table-row table:style-name="ro3">
          <table:table-cell office:value-type="string">
            <text:p><text:a xlink:href="https://github.com/boundlessgeo/GeoGit/wiki/user-story-11" xlink:type="simple">User Story 11: Fully connected scenario - web client</text:a></text:p>
          </table:table-cell>
          <table:table-cell table:number-columns-repeated="43"/>
        </table:table-row>
        <table:table-row table:style-name="ro3">
          <table:table-cell office:value-type="string">
            <text:p><text:a xlink:href="https://github.com/boundlessgeo/GeoGit/wiki/user-story-12" xlink:type="simple">User Story 12: Publication of versioned datasets through WFS and WMS</text:a></text:p>
          </table:table-cell>
          <table:table-cell table:number-columns-repeated="43"/>
        </table:table-row>
        <table:table-row table:style-name="ro1">
          <table:table-cell office:value-type="string">
            <text:p>Use Cases</text:p>
          </table:table-cell>
          <table:table-cell table:style-name="ce1" office:value-type="string">
            <text:p><text:a xlink:href="https://github.com/boundlessgeo/GeoGit/wiki/uc01" xlink:type="simple">UC01 Create Repository</text:a></text:p>
          </table:table-cell>
          <table:table-cell table:style-name="ce1" office:value-type="string">
            <text:p><text:a xlink:href="https://github.com/boundlessgeo/GeoGit/wiki/uc02" xlink:type="simple">UC02 Clone Repository</text:a></text:p>
          </table:table-cell>
          <table:table-cell table:style-name="ce1" office:value-type="string">
            <text:p><text:a xlink:href="https://github.com/boundlessgeo/GeoGit/wiki/uc03" xlink:type="simple">UC03 Pull from remote</text:a></text:p>
          </table:table-cell>
          <table:table-cell table:style-name="ce1" office:value-type="string">
            <text:p><text:a xlink:href="https://github.com/boundlessgeo/GeoGit/wiki/uc04" xlink:type="simple">UC04 Push to remote</text:a></text:p>
          </table:table-cell>
          <table:table-cell table:style-name="ce1" office:value-type="string">
            <text:p><text:a xlink:href="https://github.com/boundlessgeo/GeoGit/wiki/uc05" xlink:type="simple">UC05 Sparse-checkout repository</text:a></text:p>
          </table:table-cell>
          <table:table-cell table:style-name="ce1" office:value-type="string">
            <text:p><text:a xlink:href="https://github.com/boundlessgeo/GeoGit/wiki/uc06" xlink:type="simple">UC06 Import FeatureType</text:a></text:p>
          </table:table-cell>
          <table:table-cell table:style-name="ce1" office:value-type="string">
            <text:p><text:a xlink:href="https://github.com/boundlessgeo/GeoGit/wiki/uc07" xlink:type="simple">UC07 Export FeatureType</text:a></text:p>
          </table:table-cell>
          <table:table-cell table:style-name="ce1" office:value-type="string">
            <text:p><text:a xlink:href="https://github.com/boundlessgeo/GeoGit/wiki/uc08" xlink:type="simple">UC08 Synchronize FeatureType</text:a></text:p>
          </table:table-cell>
          <table:table-cell table:style-name="ce1" office:value-type="string">
            <text:p><text:a xlink:href="https://github.com/boundlessgeo/GeoGit/wiki/uc10" xlink:type="simple">UC10 Commit Changes</text:a></text:p>
          </table:table-cell>
          <table:table-cell table:style-name="ce1" office:value-type="string">
            <text:p><text:a xlink:href="https://github.com/boundlessgeo/GeoGit/wiki/uc11" xlink:type="simple">UC11 Review Changeset</text:a></text:p>
          </table:table-cell>
          <table:table-cell table:style-name="ce1" office:value-type="string">
            <text:p><text:a xlink:href="https://github.com/boundlessgeo/GeoGit/wiki/uc12" xlink:type="simple">UC12 Create patch</text:a></text:p>
          </table:table-cell>
          <table:table-cell table:style-name="ce1" office:value-type="string">
            <text:p><text:a xlink:href="https://github.com/boundlessgeo/GeoGit/wiki/uc13" xlink:type="simple">UC13 Manage Preferences</text:a></text:p>
          </table:table-cell>
          <table:table-cell table:style-name="ce1" office:value-type="string">
            <text:p><text:a xlink:href="https://github.com/boundlessgeo/GeoGit/wiki/uc14" xlink:type="simple">UC14 Apply patch</text:a></text:p>
          </table:table-cell>
          <table:table-cell table:style-name="ce1" office:value-type="string">
            <text:p><text:a xlink:href="https://github.com/boundlessgeo/GeoGit/wiki/uc15" xlink:type="simple">UC15 Find differences</text:a></text:p>
          </table:table-cell>
          <table:table-cell table:style-name="ce1" office:value-type="string">
            <text:p><text:a xlink:href="https://github.com/boundlessgeo/GeoGit/wiki/uc16" xlink:type="simple">UC16 Manage branches</text:a></text:p>
          </table:table-cell>
          <table:table-cell table:style-name="ce1" office:value-type="string">
            <text:p><text:a xlink:href="https://github.com/boundlessgeo/GeoGit/wiki/uc17" xlink:type="simple">UC17 Merge branch with no conflicts</text:a></text:p>
          </table:table-cell>
          <table:table-cell table:style-name="ce1" office:value-type="string">
            <text:p><text:a xlink:href="https://github.com/boundlessgeo/GeoGit/wiki/uc18" xlink:type="simple">UC18 Cherry-pick changesets</text:a></text:p>
          </table:table-cell>
          <table:table-cell table:style-name="ce1" office:value-type="string">
            <text:p><text:a xlink:href="https://github.com/boundlessgeo/GeoGit/wiki/uc19" xlink:type="simple">UC19 Fetch from filesystem remote</text:a></text:p>
          </table:table-cell>
          <table:table-cell table:style-name="ce1" office:value-type="string">
            <text:p><text:a xlink:href="https://github.com/boundlessgeo/GeoGit/wiki/specification/requirementsuse-case-suite/uc20" xlink:type="simple">UC20 Switch branch</text:a></text:p>
          </table:table-cell>
          <table:table-cell table:style-name="ce1" office:value-type="string">
            <text:p><text:a xlink:href="https://github.com/boundlessgeo/GeoGit/wiki/uc21" xlink:type="simple">UC21 Push to web remote</text:a></text:p>
          </table:table-cell>
          <table:table-cell table:style-name="ce1" office:value-type="string">
            <text:p><text:a xlink:href="https://github.com/boundlessgeo/GeoGit/wiki/uc22" xlink:type="simple">UC22 Push to filesystem remote</text:a></text:p>
          </table:table-cell>
          <table:table-cell table:style-name="ce1" office:value-type="string">
            <text:p><text:a xlink:href="https://github.com/boundlessgeo/GeoGit/wiki/uc23" xlink:type="simple">UC23 Configure ACL</text:a></text:p>
          </table:table-cell>
          <table:table-cell table:style-name="ce1" office:value-type="string">
            <text:p><text:a xlink:href="https://github.com/boundlessgeo/GeoGit/wiki/uc24" xlink:type="simple">UC24 Revert changeset</text:a></text:p>
          </table:table-cell>
          <table:table-cell table:style-name="ce1" office:value-type="string">
            <text:p><text:a xlink:href="https://github.com/boundlessgeo/GeoGit/wiki/uc25" xlink:type="simple">UC25 List changesets</text:a></text:p>
          </table:table-cell>
          <table:table-cell table:style-name="ce1" office:value-type="string">
            <text:p><text:a xlink:href="https://github.com/boundlessgeo/GeoGit/wiki/uc27" xlink:type="simple">UC27 Fetch objects from remote</text:a></text:p>
          </table:table-cell>
          <table:table-cell table:style-name="ce1" office:value-type="string">
            <text:p><text:a xlink:href="https://github.com/boundlessgeo/GeoGit/wiki/uc28" xlink:type="simple">UC28 Fetch from web remote</text:a></text:p>
          </table:table-cell>
          <table:table-cell table:style-name="ce1" office:value-type="string">
            <text:p><text:a xlink:href="https://github.com/boundlessgeo/GeoGit/wiki/uc29" xlink:type="simple">UC29 Read and modify with GeoTools</text:a></text:p>
          </table:table-cell>
          <table:table-cell table:style-name="ce1" office:value-type="string">
            <text:p><text:a xlink:href="https://github.com/boundlessgeo/GeoGit/wiki/uc30" xlink:type="simple">UC30 Configure GeoServer versioned FeatureTypes</text:a></text:p>
          </table:table-cell>
          <table:table-cell table:style-name="ce1" office:value-type="string">
            <text:p><text:a xlink:href="https://github.com/boundlessgeo/GeoGit/wiki/uc31" xlink:type="simple">UC31 Update through WFS</text:a></text:p>
          </table:table-cell>
          <table:table-cell table:style-name="ce1" office:value-type="string">
            <text:p><text:a xlink:href="https://github.com/boundlessgeo/GeoGit/wiki/uc32" xlink:type="simple">UC32 Configure Owner’s Identity</text:a></text:p>
          </table:table-cell>
          <table:table-cell table:style-name="ce1" office:value-type="string">
            <text:p><text:a xlink:href="https://github.com/boundlessgeo/GeoGit/wiki/uc33" xlink:type="simple">UC33 Manage Remotes</text:a></text:p>
          </table:table-cell>
          <table:table-cell table:style-name="ce1" office:value-type="string">
            <text:p><text:a xlink:href="https://github.com/boundlessgeo/GeoGit/wiki/uc34" xlink:type="simple">UC34 Check modification status</text:a></text:p>
          </table:table-cell>
          <table:table-cell table:style-name="ce1" office:value-type="string">
            <text:p><text:a xlink:href="https://github.com/boundlessgeo/GeoGit/wiki/uc36" xlink:type="simple">UC36 Reset changes</text:a></text:p>
          </table:table-cell>
          <table:table-cell table:style-name="ce1" office:value-type="string">
            <text:p><text:a xlink:href="https://github.com/boundlessgeo/GeoGit/wiki/uc38" xlink:type="simple">UC38 Web publish</text:a></text:p>
          </table:table-cell>
          <table:table-cell table:style-name="ce1" office:value-type="string">
            <text:p><text:a xlink:href="https://github.com/boundlessgeo/GeoGit/wiki/uc39" xlink:type="simple">UC39 Filter changes</text:a></text:p>
          </table:table-cell>
          <table:table-cell table:style-name="ce1" office:value-type="string">
            <text:p><text:a xlink:href="https://github.com/boundlessgeo/GeoGit/wiki/uc40" xlink:type="simple">UC40 Create tag</text:a></text:p>
          </table:table-cell>
          <table:table-cell table:style-name="ce1" office:value-type="string">
            <text:p><text:a xlink:href="https://github.com/boundlessgeo/GeoGit/wiki/uc41" xlink:type="simple">UC41 Rebase</text:a></text:p>
          </table:table-cell>
          <table:table-cell table:style-name="ce1" office:value-type="string">
            <text:p><text:a xlink:href="https://github.com/boundlessgeo/GeoGit/wiki/uc42" xlink:type="simple">UC42 Resolve conflicts</text:a></text:p>
          </table:table-cell>
          <table:table-cell table:style-name="ce1" office:value-type="string">
            <text:p><text:a xlink:href="https://github.com/boundlessgeo/GeoGit/wiki/uc44" xlink:type="simple">UC44 Sparse Clone</text:a></text:p>
          </table:table-cell>
          <table:table-cell table:style-name="ce1" office:value-type="string">
            <text:p><text:a xlink:href="https://github.com/boundlessgeo/GeoGit/wiki/uc45" xlink:type="simple">UC45 Shallow Clone</text:a></text:p>
          </table:table-cell>
          <table:table-cell table:style-name="ce1" office:value-type="string">
            <text:p><text:a xlink:href="https://github.com/boundlessgeo/GeoGit/wiki/uc46" xlink:type="simple">UC46 Support WMS with Time dimension</text:a></text:p>
          </table:table-cell>
          <table:table-cell table:style-name="ce1" office:value-type="string">
            <text:p><text:a xlink:href="https://github.com/boundlessgeo/GeoGit/wiki/uc47" xlink:type="simple">UC47 Support WMS with “Branch” dimension</text:a></text:p>
          </table:table-cell>
          <table:table-cell table:style-name="ce1" office:value-type="string">
            <text:p><text:a xlink:href="https://github.com/boundlessgeo/GeoGit/wiki/uc48" xlink:type="simple">UC48 Support WMS-C with “Time/Branch”</text:a></text:p>
          </table:table-cell>
        </table:table-row>
        <table:table-row table:style-name="ro1">
          <table:table-cell table:style-name="Default" office:value-type="string">
            <text:p>Class</text:p>
          </table:table-cell>
          <table:table-cell office:value-type="string">
            <text:p>Data Management</text:p>
          </table:table-cell>
          <table:table-cell table:number-columns-repeated="4" office:value-type="string">
            <text:p>Collaboration</text:p>
          </table:table-cell>
          <table:table-cell table:number-columns-repeated="4" office:value-type="string">
            <text:p>Data Management</text:p>
          </table:table-cell>
          <table:table-cell office:value-type="string">
            <text:p>Interrogation</text:p>
          </table:table-cell>
          <table:table-cell office:value-type="string">
            <text:p>Collaboration</text:p>
          </table:table-cell>
          <table:table-cell office:value-type="string">
            <text:p>Configuration</text:p>
          </table:table-cell>
          <table:table-cell office:value-type="string">
            <text:p>Collaboration</text:p>
          </table:table-cell>
          <table:table-cell office:value-type="string">
            <text:p>Interrogation</text:p>
          </table:table-cell>
          <table:table-cell table:number-columns-repeated="3" office:value-type="string">
            <text:p>Data Management</text:p>
          </table:table-cell>
          <table:table-cell office:value-type="string">
            <text:p>Collaboration</text:p>
          </table:table-cell>
          <table:table-cell office:value-type="string">
            <text:p>Data Management</text:p>
          </table:table-cell>
          <table:table-cell table:number-columns-repeated="2" office:value-type="string">
            <text:p>Collaboration</text:p>
          </table:table-cell>
          <table:table-cell office:value-type="string">
            <text:p>Security</text:p>
          </table:table-cell>
          <table:table-cell office:value-type="string">
            <text:p>Data Management</text:p>
          </table:table-cell>
          <table:table-cell office:value-type="string">
            <text:p>Interrogation</text:p>
          </table:table-cell>
          <table:table-cell table:number-columns-repeated="2" office:value-type="string">
            <text:p>Collabo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table:number-columns-repeated="2" office:value-type="string">
            <text:p>Configuration</text:p>
          </table:table-cell>
          <table:table-cell office:value-type="string">
            <text:p>Interrogation</text:p>
          </table:table-cell>
          <table:table-cell office:value-type="string">
            <text:p>Data Management</text:p>
          </table:table-cell>
          <table:table-cell office:value-type="string">
            <text:p>Configuration</text:p>
          </table:table-cell>
          <table:table-cell office:value-type="string">
            <text:p>Interrogation</text:p>
          </table:table-cell>
          <table:table-cell table:number-columns-repeated="3" office:value-type="string">
            <text:p>Data Management</text:p>
          </table:table-cell>
          <table:table-cell table:number-columns-repeated="2" office:value-type="string">
            <text:p>Collabo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  <table:table-cell office:value-type="string">
            <text:p>Integration</text:p>
          </table:table-cell>
        </table:table-row>
        <table:table-row table:style-name="ro1">
          <table:table-cell table:style-name="Default" office:value-type="string">
            <text:p>Acto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office:value-type="string">
            <text:p>Collaborator</text:p>
          </table:table-cell>
          <table:table-cell office:value-type="string">
            <text:p>Contributo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owner</text:p>
          </table:table-cell>
          <table:table-cell office:value-type="string">
            <text:p>Collaborator</text:p>
          </table:table-cell>
          <table:table-cell office:value-type="string">
            <text:p>Collaborato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table:number-columns-repeated="3"/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Contributor</text:p>
          </table:table-cell>
          <table:table-cell office:value-type="string">
            <text:p>Contributor</text:p>
          </table:table-cell>
          <table:table-cell table:number-columns-repeated="3"/>
        </table:table-row>
      </table:table>
      <table:table table:name="Feuill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.garel </meta:initial-creator>
    <meta:creation-date>2014-06-03T17:36:42</meta:creation-date>
    <dc:date>2014-06-04T09:35:19</dc:date>
    <dc:creator>frederic.garel </dc:creator>
    <meta:editing-duration>PT26M56S</meta:editing-duration>
    <meta:editing-cycles>1</meta:editing-cycles>
    <meta:generator>LibreOffice/3.5$Linux_X86_64 LibreOffice_project/350m1$Build-2</meta:generator>
    <meta:document-statistic meta:table-count="3" meta:cell-count="489" meta:object-count="0"/>
  </office:meta>
</office:document-meta>
</file>